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9e48" officeooo:paragraph-rsid="001b9e48"/>
    </style:style>
    <style:style style:name="P2" style:family="paragraph" style:parent-style-name="Standard">
      <style:paragraph-properties fo:text-align="end" style:justify-single-word="false"/>
      <style:text-properties officeooo:rsid="001dc0fd" officeooo:paragraph-rsid="001dc0fd"/>
    </style:style>
    <style:style style:name="P3" style:family="paragraph" style:parent-style-name="Standard">
      <style:paragraph-properties fo:text-align="end" style:justify-single-word="false"/>
      <style:text-properties officeooo:rsid="001fc92c" officeooo:paragraph-rsid="001fc92c"/>
    </style:style>
    <style:style style:name="P4" style:family="paragraph" style:parent-style-name="Standard">
      <style:paragraph-properties fo:text-align="end" style:justify-single-word="false"/>
      <style:text-properties officeooo:rsid="00208752" officeooo:paragraph-rsid="00208752"/>
    </style:style>
    <style:style style:name="P5" style:family="paragraph" style:parent-style-name="Standard">
      <style:paragraph-properties fo:text-align="end" style:justify-single-word="false"/>
      <style:text-properties officeooo:rsid="00242e2b" officeooo:paragraph-rsid="00242e2b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42e2b" officeooo:paragraph-rsid="00242e2b"/>
    </style:style>
    <style:style style:name="T1" style:family="text">
      <style:text-properties officeooo:rsid="001ed99c"/>
    </style:style>
    <style:style style:name="T2" style:family="text">
      <style:text-properties officeooo:rsid="002517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نیازمندی واجب ماژول </text:p>
      <text:p text:style-name="P1">- ماژول سازنده ی فرم یا کانتن که موجب می شود بتوان خود فرم ارزیابی را ساخت همچنین محتوا ها ی دیگی را برای ان ساخت و به فرایند اصلی مرتبط ساهت مثل فرم پیش فرایند انتخاب موضوع مورد ارزیابی</text:p>
      <text:p text:style-name="P1"/>
      <text:p text:style-name="P1">همچنین ممکن است هر فرم ارزیابی نیاز به یکسری پیش فرایند و پس فرایند داشته باشد که این کار از طریق فرایند </text:p>
      <text:p text:style-name="P1">flow</text:p>
      <text:p text:style-name="P1">خاصل می شود انگاه فرم ارزیابی را به عنوان یک کار در یک فرایند تعریف میکنیم </text:p>
      <text:p text:style-name="P1">لزوما اینطور نیست که پیش/پس نیاز ها اطالاعت مرتبط تولید کنند لذا </text:p>
      <text:p text:style-name="P1"/>
      <text:p text:style-name="P2">هر فرم ارزیابی دارای موضوعیتی است <text:s/>، قسمتی از موضوع به انتخاب فرم مربوطه منجر شده(لیست فرم ها) وقسمتی دیگر تعریف موضوع را مقدار دهی می کند </text:p>
      <text:p text:style-name="P2">به عنوان مثال : فرم<text:bookmark-start text:name="__DdeLink__14_999911068"/> ارزیابی کلاس ریاضی مدارس<text:bookmark-end text:name="__DdeLink__14_999911068"/> .</text:p>
      <text:p text:style-name="P2">انتخاب موضوع از میان لیستی شامل عنواوین موضوع ها صورت می گیرددر اینجا مثلافرم مربوط به ؛ ارزیابی کلاس ریاضی مدارس؛ و انگاه متناسب با موضوع ، باید داده های مربوط به حیطه ی موضوع تامین شوند یعنی کلاس ریاضی پایه ی سوم با شماره کلاس پنج شیفت سوم (شبانه) از مدرسه ی فلان از منطقه ۴ استان تهران</text:p>
      <text:p text:style-name="P2"><text:s/>دو حالت می توان انرا حل کرد</text:p>
      <text:p text:style-name="P2">یک انکه فرم مربوط به داده های موضوعیت را نیز جزی از خود فرم ارزیابی در نظر بگیریم <text:s/>انکاه به همراه خود فرم ارزیابی تامین می شوند و با اجباری کردن المان های فرم موضوعیت ،مشکل واجب بودن انرا حل کرد.</text:p>
      <text:p text:style-name="P2"/>
      <text:p text:style-name="P2">دوم انکه فرم <text:span text:style-name="T1">های</text:span> موضوعیت به عنوان یک فرم/محتوا مجزا تعریف شو<text:span text:style-name="T1">ند(امکان اشتراک فرم موضوعیت برای چند موضوع متفاوت) <text:s/>انگاه دو مسله باید حل شود یکی متصل کردن داده <text:s/>های ان (محتوا)به داده های فرم ارزیابی و دیگری انکه چکونه کاربر بتواند <text:s/>فرم موضوعیت را قبل از پر کردن فرم ارزیابی پر کند.</text:span></text:p>
      <text:p text:style-name="P3">برا ی مسله دوم می توان به سبک روش اول انجام شود یعنی فرم موضوعیت به فرم ارزیابی افزوده شود و وقتی داده ها ارسال می شود انها را به تفکیک خوانده و ذخیره می کنیم.</text:p>
      <text:p text:style-name="P2"/>
      <text:p text:style-name="P4">مربوط به فرم ساز</text:p>
      <text:p text:style-name="P4">----------------------------------------</text:p>
      <text:p text:style-name="P4"/>
      <text:p text:style-name="P4"/>
      <text:p text:style-name="P4"/>
      <text:p text:style-name="P5">در ورژن ۳</text:p>
      <text:p text:style-name="P6">- submission هر بار که داده ایی ثبت می‌شود ، ایجاد می‌شود . در زمان ویرایش نیز همان داده‌ها به روز می شوند. لذا جهت پیگیری آنکه در هنگام ویرایش چه ت<text:span text:style-name="T2">غ</text:span>ییراتی داده شده :</text:p>
      <text:p text:style-name="P6">در جدول submission-revision <text:span text:style-name="T2">یک رکورد </text:span>معادل ایجاد submission <text:span text:style-name="T2">ایجاد می‌شود و به ازای هر بار ویرایش نیز یک رکورد برای همان submission ایجاد می‌شود <text:s/>که آن رکورد شامل اطالاعاتی نیاز است تغییراتشان ثبت شود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8:07:04.504902619</meta:creation-date>
    <dc:date>2016-08-02T13:20:25.604631904</dc:date>
    <meta:editing-duration>PT1H9M1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404" meta:character-count="2014" meta:non-whitespace-character-count="1616"/>
  </office:meta>
</office:document-meta>
</file>